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Verdana2" svg:font-family="Verdana, sans-serif" style:font-family-generic="system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8.505cm" style:rel-column-width="32767*"/>
    </style:style>
    <style:style style:name="Tableau2.B" style:family="table-column">
      <style:table-column-properties style:column-width="8.505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8.505cm" style:rel-column-width="32767*"/>
    </style:style>
    <style:style style:name="Tableau3.B" style:family="table-column">
      <style:table-column-properties style:column-width="8.505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4" style:family="paragraph" style:parent-style-name="Text_20_body"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center" style:justify-single-word="false"/>
      <style:text-properties fo:font-size="9pt" fo:language="fr" fo:country="BE" style:font-size-asian="9pt" style:font-size-complex="9pt"/>
    </style:style>
    <style:style style:name="P16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18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able_20_Contents">
      <style:text-properties fo:font-size="6pt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26" style:family="paragraph" style:parent-style-name="standard4">
      <style:paragraph-properties fo:text-align="end" style:justify-single-word="false"/>
      <style:text-properties fo:font-style="normal" style:font-style-asian="normal" style:font-style-complex="normal"/>
    </style:style>
    <style:style style:name="P27" style:family="paragraph" style:parent-style-name="standard4">
      <style:text-properties fo:font-size="9pt" fo:font-style="italic" style:font-size-asian="9pt" style:font-style-asian="italic" style:font-size-complex="9pt" style:font-style-complex="italic"/>
    </style:style>
    <style:style style:name="P28" style:family="paragraph" style:parent-style-name="standard4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9" style:family="paragraph" style:parent-style-name="standard4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0" style:family="paragraph" style:parent-style-name="standard4">
      <style:paragraph-properties fo:text-align="end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1" style:family="paragraph" style:parent-style-name="Standard2">
      <style:paragraph-properties fo:margin-left="2.499cm" fo:margin-right="0cm" fo:text-indent="-1cm" style:auto-text-indent="false">
        <style:tab-stops/>
      </style:paragraph-properties>
    </style:style>
    <style:style style:name="P32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3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Verdana" fo:font-size="9pt" fo:language="fr" fo:country="FR" fo:font-style="italic" style:text-underline-style="none" style:font-name-asian="Times New Roman" style:font-size-asian="9pt" style:font-style-asian="italic" style:font-name-complex="Times New Roman" style:font-size-complex="9pt" style:font-style-complex="italic"/>
    </style:style>
    <style:style style:name="P34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38" style:family="paragraph" style:parent-style-name="Text_20_body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39" style:family="paragraph" style:parent-style-name="Text_20_body">
      <style:text-properties style:text-underline-style="none" fo:font-weight="bold" style:font-weight-asian="bold" style:font-weight-complex="bold"/>
    </style:style>
    <style:style style:name="P40" style:family="paragraph" style:parent-style-name="Text_20_body">
      <style:text-properties style:text-underline-style="none" fo:font-weight="normal" style:font-weight-asian="normal" style:font-weight-complex="normal"/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Text_20_body">
      <style:text-properties fo:font-weight="bold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 style:list-style-name="L4">
      <style:paragraph-properties fo:text-align="justify" style:justify-single-word="false"/>
    </style:style>
    <style:style style:name="P48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49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50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style:font-size-asian="12pt" style:font-size-complex="12pt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Verdana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Table_20_Contents" style:master-page-name="annexe">
      <style:paragraph-properties style:page-number="auto"/>
    </style:style>
    <style:style style:name="P5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Verdana1" fo:font-size="10pt" fo:language="fr" fo:country="BE" style:font-name-asian="Lucida Console" style:font-size-asian="10pt" style:font-name-complex="Lucida Console" style:font-size-complex="10pt"/>
    </style:style>
    <style:style style:name="T8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5" style:family="text">
      <style:text-properties style:use-window-font-color="true" style:font-name="Verdana" fo:language="fr" fo:country="FR" style:text-underline-style="none" style:font-name-asian="Times New Roman" style:font-name-complex="Times New Roman"/>
    </style:style>
    <style:style style:name="T16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4494072" text:id="ct534494072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534492616" text:id="ct534492616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534492824" text:id="ct534492824">
          <text:insertion>
            <office:change-info>
              <dc:creator>Auteur inconnu</dc:creator>
              <dc:date>2017-07-13T18:07:00</dc:date>
            </office:change-info>
          </text:insertion>
        </text:changed-region>
        <text:changed-region xml:id="ct534492928" text:id="ct534492928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534492200" text:id="ct534492200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534491992" text:id="ct534491992">
          <text:insertion>
            <office:change-info>
              <dc:creator>Auteur inconnu</dc:creator>
              <dc:date>2017-07-13T18:08:00</dc:date>
            </office:change-info>
          </text:insertion>
        </text:changed-region>
        <text:changed-region xml:id="ct534491680" text:id="ct534491680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534491888" text:id="ct534491888">
          <text:insertion>
            <office:change-info>
              <dc:creator>Auteur inconnu</dc:creator>
              <dc:date>2018-03-15T11:00:00</dc:date>
            </office:change-info>
          </text:insertion>
        </text:changed-region>
        <text:changed-region xml:id="ct534492096" text:id="ct534492096">
          <text:insertion>
            <office:change-info>
              <dc:creator>Auteur inconnu</dc:creator>
              <dc:date>2018-03-09T15:39:00</dc:date>
            </office:change-info>
          </text:insertion>
        </text:changed-region>
        <text:changed-region xml:id="ct534493136" text:id="ct534493136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534493240" text:id="ct534493240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534493344" text:id="ct534493344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534496568" text:id="ct534496568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534496360" text:id="ct534496360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534496256" text:id="ct534496256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534491264" text:id="ct534491264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534493032" text:id="ct534493032">
          <text:insertion>
            <office:change-info>
              <dc:creator>Auteur inconnu</dc:creator>
              <dc:date>2019-11-21T16:50:00</dc:date>
            </office:change-info>
          </text:insertion>
        </text:changed-region>
        <text:changed-region xml:id="ct534494176" text:id="ct534494176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534497296" text:id="ct534497296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534495216" text:id="ct534495216">
          <text:insertion>
            <office:change-info>
              <dc:creator>Auteur inconnu</dc:creator>
              <dc:date>2019-11-25T10:26:00</dc:date>
            </office:change-info>
          </text:insertion>
        </text:changed-region>
        <text:changed-region xml:id="ct534495424" text:id="ct534495424">
          <text:insertion>
            <office:change-info>
              <dc:creator>Auteur inconnu</dc:creator>
              <dc:date>2019-11-25T10:27:00</dc:date>
            </office:change-info>
          </text:insertion>
        </text:changed-region>
        <text:changed-region xml:id="ct534495320" text:id="ct534495320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534496464" text:id="ct534496464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534497192" text:id="ct534497192">
          <text:insertion>
            <office:change-info>
              <dc:creator>Auteur inconnu</dc:creator>
              <dc:date>2019-11-25T10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<text:span text:style-name="T1">SEANCE DU COLLEGE COMMUNAL DU </text:span><text:change-start text:change-id="ct534494072"/><text:span text:style-name="T1">self.adapted().getDisplayableName(withHour=False, uppercase=True)</text:span><text:change-end text:change-id="ct534494072"/><text:span text:style-name="T1"> </text:span></text:p>
      <text:p text:style-name="P16"/>
      <text:p text:style-name="P2"/>
      <text:p text:style-name="P9">PROCES-VERBAL</text:p>
      <text:p text:style-name="P6"/>
      <text:p text:style-name="P51">Le Collège communal se réunit à l’Hôtel de Ville.</text:p>
      <text:p text:style-name="P51"/>
      <text:p text:style-name="P35">Ouverture de la séance<text:span text:style-name="T4"> :</text:span></text:p>
      <text:p text:style-name="P36"><text:span text:style-name="T4"/></text:p>
      <text:p text:style-name="P6">La présidence de la séance est assurée par le <text:change-start text:change-id="ct534492616"/>self.adapted().getSignatoriesForPrinting(0,0,False,True)<text:change-end text:change-id="ct534492616"/>.</text:p>
      <text:p text:style-name="P6"/>
      <text:p text:style-name="P25">La séance est ouverte à <text:change-start text:change-id="ct534492824"/><text:span text:style-name="T14">self.toLocalizedTime(self.getStartDate(),time_only=1)</text:span><text:change-end text:change-id="ct534492824"/><text:span text:style-name="T14">.</text:span></text:p>
      <text:p text:style-name="P25"><text:span text:style-name="T14"/></text:p>
      <text:p text:style-name="P35">Sont présents<text:span text:style-name="T4"> :</text:span></text:p>
      <text:p text:style-name="P36"><text:span text:style-name="T4"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MM.</text:p>
          </table:table-cell>
          <table:table-cell table:style-name="Tableau6.A1" office:value-type="string">
            <text:p text:style-name="standard2">A<office:annotation><dc:creator>Auteur inconnu</dc:creator><dc:date>2010-11-05T11:34:17.19</dc:date><text:p><text:span text:style-name="T17">do text if not self.getAssembly()</text:span></text:p><text:p><text:span text:style-name="T17">from xhtml(self.adapted().getAttendeesForPrinting(),stylesMapping={'p':'standard2'})</text:span></text:p></office:annotation>ssembly</text:p>
            <text:p text:style-name="standard2">A<office:annotation><dc:creator>Auteur inconnu</dc:creator><dc:date>2010-11-06T14:26:04.19</dc:date><text:p><text:span text:style-name="T17">do text if self.getAssembly()</text:span></text:p><text:p>from xhtml(self.getAssembly(),stylesMapping={'p':'standard2'})</text:p></office:annotation>ssembly </text:p>
          </table:table-cell>
        </table:table-row>
      </table:table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9">Sont <text:change-start text:change-id="ct534492928"/><office:annotation><dc:creator>Auteur inconnu</dc:creator><dc:date>2016-12-01T12:08:50.19</dc:date><text:p><text:span text:style-name="T20">do table if self.adapted().getAbsentsForPrinting()</text:span></text:p></office:annotation><text:change-end text:change-id="ct534492928"/>absent(s)<text:span text:style-name="T4"> :</text:span></text:p>
            <text:p text:style-name="P55"><text:span text:style-name="T4"/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534492200"/><office:annotation><dc:creator>Auteur inconnu</dc:creator><dc:date>2016-12-01T12:10:21.19</dc:date><text:p><text:span text:style-name="T17">do text</text:span></text:p><text:p>from xhtml(self.adapted().getAbsentsForPrinting(),stylesMapping={'p':'standard2'})</text:p></office:annotation><text:change-end text:change-id="ct534492200"/></text:p>
          </table:table-cell>
        </table:table-row>
      </table:table>
      <text:p text:style-name="P12"/>
      <text:p text:style-name="P39"><text:span text:style-name="T2">Observations après séance</text:span> :</text:p>
      <text:p text:style-name="P12"/>
      <text:p text:style-name="P12"><office:annotation><dc:creator>Auteur inconnu</dc:creator><dc:date>2016-12-01T11:18:18.19</dc:date><text:p><text:span text:style-name="T20">do text</text:span></text:p><text:p>from xhtml(self.getPostObservations())</text:p></office:annotation>Observation</text:p>
      <text:p text:style-name="P12"/>
      <text:p text:style-name="P43"><text:span text:style-name="T2">Mouvements en cours de séance</text:span><text:span text:style-name="T4"> :</text:span></text:p>
      <text:p text:style-name="P41"><text:span text:style-name="T4"/></text:p>
      <text:p text:style-name="P14">Les éventuels mouvements en cours de séance sont mentionnés dans le corps du présent procès-verbal.</text:p>
      <text:p text:style-name="P14"/>
      <text:p text:style-name="P44"><text:span text:style-name="T2">Votes</text:span><text:span text:style-name="T4"> :</text:span></text:p>
      <text:p text:style-name="P42"><text:span text:style-name="T4"/></text:p>
      <text:p text:style-name="P14">Sauf mention contraire dans le corps du procès-verbal, les décisions qui y sont actées ont été adoptées à l'unanimité.</text:p>
      <text:p text:style-name="Text_20_body"/>
      <text:p text:style-name="P43"><text:span text:style-name="T2">Fin de séance</text:span><text:span text:style-name="T4"> :</text:span></text:p>
      <text:p text:style-name="P41"><text:span text:style-name="T4"/></text:p>
      <text:p text:style-name="Text_20_body">Le président a levé la séance à <text:change-start text:change-id="ct534491992"/><text:span text:style-name="T7">self.toLocalizedTime(self.getEndDate(),time_only=1)</text:span><text:change-end text:change-id="ct534491992"/><text:span text:style-name="T7">.</text:span></text:p>
      <text:p text:style-name="P12"><text:soft-page-break/></text:p>
      <text:p text:style-name="P43"><text:span text:style-name="T2">Procès-verbal</text:span><text:span text:style-name="T4"> :</text:span></text:p>
      <text:p text:style-name="P41"><text:span text:style-name="T4"/></text:p>
      <text:p text:style-name="Text_20_body">Le procès-verbal est unique ; il comprend une seule partie.</text:p>
      <text:p text:style-name="Text_20_body"/>
      <text:p text:style-name="P11">* <text:s text:c="2"/>* <text:s text:c="2"/>*</text:p>
      <text:p text:style-name="P11">*</text:p>
      <text:p text:style-name="P12"/>
      <text:p text:style-name="P45">Adoption du procès-verbal<text:span text:style-name="T4"> :</text:span></text:p>
      <text:p text:style-name="P14"/>
      <text:p text:style-name="P14">Le Collège communal, en séance du <text:span text:style-name="T10">…..........</text:span><text:span text:style-name="T8"> </text:span>a été informé par écrit par le <text:change-start text:change-id="ct534491680"/>self.adapted().getSignatoriesForPrinting(1,0,True,True)<text:change-end text:change-id="ct534491680"/> de la finalisation en projet du présent procès-verbal.</text:p>
      <text:p text:style-name="P14"/>
      <text:p text:style-name="P14">L'article 38 du Règlement d'ordre intérieur dispose :</text:p>
      <text:p text:style-name="P14"/>
      <text:list xml:id="list6310487856587206550" text:style-name="L4">
        <text:list-item>
          <text:p text:style-name="P47">que les observations sur le texte en projet sont à formuler lors de la séance suivant celle lors de laquelle cette information est donnée ;</text:p>
        </text:list-item>
      </text:list>
      <text:p text:style-name="P14"/>
      <text:list xml:id="list36658736" text:continue-numbering="true" text:style-name="L4">
        <text:list-item>
          <text:p text:style-name="P47">qu'à défaut d'observation à ce moment, le procès-verbal sera considéré comme adopté.</text:p>
        </text:list-item>
      </text:list>
      <text:p text:style-name="P14"/>
      <text:p text:style-name="P14">La séance suivant celle du <text:span text:style-name="T9">…...............</text:span> s'est tenue le …....................</text:p>
      <text:p text:style-name="P14"/>
      <text:p text:style-name="P14">Aucune observation n'a alors été formulée sur le texte en projet du procès-verbal.</text:p>
      <text:p text:style-name="P14"/>
      <text:p text:style-name="P14">En conséquence, le procès-verbal est considéré comme adopté à cette date ; il sera dès lors transcrit dans le registre officiel prévu à cet effet.</text:p>
      <text:p text:style-name="P14"/>
      <text:p text:style-name="P14">La transcription sera revêtue des signatures du Bourgmestre et du Directeur général.</text:p>
      <text:p text:style-name="Text_20_body"/>
      <text:p text:style-name="P5">*     *     *</text:p>
      <text:p text:style-name="P5">*</text:p>
      <text:p text:style-name="P38"/>
      <text:p text:style-name="P38"/>
      <text:p text:style-name="P50"><text:span text:style-name="T1">TEXTE ADOPTE</text:span></text:p>
      <text:p text:style-name="P13"/>
      <text:section text:style-name="Sect1" text:name="Section1">
        <text:p text:style-name="P52"><text:change-start text:change-id="ct534491888"/><text:span text:style-name="T16">item[0].adapted().getRootPVTitle()</text:span><text:change-end text:change-id="ct534491888"/><text:change-start text:change-id="ct534492096"/><text:span text:style-name="T16"><office:annotation><dc:creator>Auteur inconnu</dc:creator><dc:date>2016-12-01T12:33:23.20</dc:date><text:p><text:span text:style-name="T20">do section for item in self.adapted().getPrintableItemsByNumCategory(uids=itemUids,catstoexclude=[],exclude=True,allItems=True)</text:span></text:p></office:annotation></text:span><text:change-end text:change-id="ct534492096"/></text:p>
        <text:section text:style-name="Sect1" text:name="Section2">
          <text:p text:style-name="P31"><text:change-start text:change-id="ct534493136"/><text:span text:style-name="T5">p[1]</text:span><text:change-end text:change-id="ct534493136"/><text:span text:style-name="T5">. <text:tab/></text:span><text:change-start text:change-id="ct534493240"/><text:span text:style-name="T3">p[0].Title()</text:span><text:change-end text:change-id="ct534493240"/><text:span text:style-name="T2"><office:annotation><dc:date>2008-06-10T00:00:00.20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19"/>
              </table:table-cell>
              <table:table-cell table:style-name="Tableau7.A1" table:number-columns-spanned="2" office:value-type="string">
                <text:p text:style-name="P19"><text:span text:style-name="T13"><office:annotation><dc:creator>Auteur inconnu</dc:creator><dc:date>2016-12-01T12:08:50.21</dc:date><text:p><text:span text:style-name="T20">do table if p[0].adapted().getItemAbsentsForPrinting()</text:span></text:p></office:annotation></text:span><text:span text:style-name="T13">Absent(s) pour l'examen de ce point</text:span><text:span text:style-name="T6">  </text:span><text:span text:style-name="T4">:</text:span>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0"/>
              </table:table-cell>
              <table:table-cell table:style-name="Tableau7.A1" office:value-type="string">
                <text:p text:style-name="P20"/>
              </table:table-cell>
              <table:table-cell table:style-name="Tableau7.A1" office:value-type="string">
                <text:p text:style-name="P20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21</dc:date><text:p><text:span text:style-name="T17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21</dc:date><text:p>do text</text:p><text:p>from xhtml(p[0].getTextpv(),stylesMapping={'p':'Standard2'})</text:p></office:annotation>Textpv</text:p>
          <text:p text:style-name="Standard"><office:annotation><dc:date>2010-02-22T00:00:00.21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53"><office:annotation><dc:creator>Auteur inconnu</dc:creator><dc:date>2016-12-01T14:58:50.21</dc:date><text:p><text:span text:style-name="T18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1"><text:span text:style-name="T2"><office:annotation><dc:creator>Auteur inconnu</dc:creator><dc:date>2016-09-12T14:44:38.21</dc:date><text:p text:style-name="P56"><text:span text:style-name="T19">do table for image in annex['images']</text:span></text:p></office:annotation></text:span><text:span text:style-name="T2">Annexe </text:span><text:change-start text:change-id="ct534493344"/><text:span text:style-name="T12">annex['number']</text:span><text:change-end text:change-id="ct534493344"/><text:span text:style-name="T12">/</text:span><text:change-start text:change-id="ct534496568"/><text:span text:style-name="T12">len(IAnnexable(p[0]).getAnnexesToPrint(relatedTo='item_decision'))</text:span><text:change-end text:change-id="ct534496568"/><text:span text:style-name="T12">, page </text:span><text:change-start text:change-id="ct534496360"/><text:span text:style-name="T12">image['number']</text:span><text:change-end text:change-id="ct534496360"/><text:span text:style-name="T12">/</text:span><text:change-start text:change-id="ct534496256"/><text:span text:style-name="T12">annex['number_of_images']</text:span><text:change-end text:change-id="ct534496256"/></text:p>
                      <text:p text:style-name="Table_20_Contents"><text:span text:style-name="T11"><office:annotation><dc:creator>Auteur inconnu</dc:creator><dc:date>2016-09-09T16:31:31.21</dc:date><text:p text:style-name="P56"><text:span text:style-name="T18">do text</text:span></text:p><text:p text:style-name="P56"><text:span text:style-name="T18">from document(at=image['path'], anchor='as-char', size=(17.81, 25))</text:span></text:p></office:annotation></text:span><text:span text:style-name="T11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15">*  *  *</text:p>
      <text:p text:style-name="P14"> </text:p>
      <text:p text:style-name="P10">Par le Collège, 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8"><text:bookmark text:name="DDE_LINK11"/><text:span text:style-name="T1"><office:annotation><dc:date>2010-08-27T00:00:00.22</dc:date><text:p>do table if not self.getSignatures()</text:p></office:annotation></text:span>Le <text:change-start text:change-id="ct534491264"/>self.adapted().getSignatoriesForPrinting(1,0,True,True)<text:change-end text:change-id="ct534491264"/>,</text:p>
          </table:table-cell>
          <table:table-cell table:style-name="Tableau2.A1" office:value-type="string">
            <text:p text:style-name="P28">Le <text:change-start text:change-id="ct534493032"/>self.adapted().getSignatoriesForPrinting(0,0,True,True)<text:change-end text:change-id="ct534493032"/>,</text:p>
          </table:table-cell>
        </table:table-row>
        <table:table-row table:style-name="Tableau2.2">
          <table:table-cell table:style-name="Tableau2.A1" office:value-type="string">
            <text:p text:style-name="P22"/>
            <text:p text:style-name="P22"/>
          </table:table-cell>
          <table:table-cell table:style-name="Tableau2.A1" office:value-type="string">
            <text:p text:style-name="P23"/>
          </table:table-cell>
        </table:table-row>
        <table:table-row>
          <table:table-cell table:style-name="Tableau2.A1" office:value-type="string">
            <text:p text:style-name="P28">(s) <text:change-start text:change-id="ct534494176"/>self.adapted().getSignatoriesForPrinting(1,1,True,True)<text:change-end text:change-id="ct534494176"/></text:p>
          </table:table-cell>
          <table:table-cell table:style-name="Tableau2.A1" office:value-type="string">
            <text:p text:style-name="P28">(s) <text:change-start text:change-id="ct534497296"/>self.adapted().getSignatoriesForPrinting(0,1,True,True)<text:change-end text:change-id="ct534497296"/></text:p>
            <text:p text:style-name="P30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0">*     *     *</text:p>
            <text:p text:style-name="P10">*</text:p>
            <text:p text:style-name="P10">Adopté en séance du</text:p>
            <text:p text:style-name="P10"> </text:p>
            <text:p text:style-name="P10">Par le Collèg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32"><text:change-start text:change-id="ct534495216"/><text:span text:style-name="T1"><office:annotation><dc:creator>Auteur inconnu</dc:creator><dc:date>2019-11-25T10:26:47.22</dc:date><text:p><text:span text:style-name="T17">do table if not self.getSignatures()</text:span></text:p></office:annotation></text:span><text:change-end text:change-id="ct534495216"/><text:change-start text:change-id="ct534495424"/><text:span text:style-name="T1">self.adapted().getCertifiedSignatures()[2]</text:span><text:change-end text:change-id="ct534495424"/><text:span text:style-name="T15">,</text:span></text:p>
          </table:table-cell>
          <table:table-cell table:style-name="Tableau3.A1" office:value-type="string">
            <text:p text:style-name="P28"><text:change-start text:change-id="ct534495320"/>self.adapted().getCertifiedSignatures()[0]<text:change-end text:change-id="ct534495320"/>,</text:p>
          </table:table-cell>
        </table:table-row>
        <table:table-row table:style-name="Tableau3.3"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6"/>
          </table:table-cell>
        </table:table-row>
        <table:table-row>
          <table:table-cell table:style-name="Tableau3.A1" office:value-type="string">
            <text:p text:style-name="P27"/>
            <text:p text:style-name="P33"><text:change-start text:change-id="ct534496464"/>self.adapted().getCertifiedSignatures()[3]<text:change-end text:change-id="ct534496464"/></text:p>
          </table:table-cell>
          <table:table-cell table:style-name="Tableau3.A1" office:value-type="string">
            <text:p text:style-name="P29"/>
            <text:p text:style-name="P33"><text:change-start text:change-id="ct534497192"/>self.adapted().getCertifiedSignatures()[1]<text:change-end text:change-id="ct534497192"/></text:p>
          </table:table-cell>
        </table:table-row>
      </table:table>
      <text:p text:style-name="P7"/>
      <text:section text:style-name="Sect2" text:name="Section3">
        <text:p text:style-name="P7"><office:annotation><dc:creator>Auteur inconnu</dc:creator><dc:date>2010-11-05T11:28:10.22</dc:date><text:p><text:span text:style-name="T17">do section if self.getSignatures()</text:span></text:p></office:annotation>PAR LE COLLEGE,</text:p>
        <text:p text:style-name="P7"> </text:p>
        <text:p text:style-name="P7">Le Directeur général, <text:s text:c="59"/>        LE PRESIDENT,</text:p>
        <text:p text:style-name="P7"/>
        <text:p text:style-name="P7">(s)Y.GEMINE                     <text:s text:c="59"/>(s) C.EERDEKENS</text:p>
        <text:p text:style-name="P7"> </text:p>
        <text:p text:style-name="P7">*     *     *</text:p>
        <text:p text:style-name="P7">Adopté en séance</text:p>
        <text:p text:style-name="P8"> </text:p>
        <text:p text:style-name="P7">PAR LE COLLEGE,</text:p>
        <text:p text:style-name="P7">  </text:p>
        <text:p text:style-name="P7"><text:soft-page-break/>Le Directeur Gener<text:tab/>al,        <text:s text:c="52"/>Le Bourgmestre,</text:p>
        <text:p text:style-name="P7"> </text:p>
        <text:p text:style-name="P7"> </text:p>
        <text:p text:style-name="P7"><text:s/>Y.GEMINE                    <text:s text:c="61"/>C.EERDEKENS</text:p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Verdana2" svg:font-family="Verdana, sans-serif" style:font-family-generic="system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tab/><text:page-number text:select-page="current">1</text:page-number></text:p>
      </style:footer>
    </style:master-page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06-01-24T15:14:18</meta:creation-date>
    <dc:date>2021-09-16T16:42:06.60</dc:date>
    <dc:language>fr-FR</dc:language>
    <meta:editing-cycles>357</meta:editing-cycles>
    <meta:editing-duration>P59DT5H3M37S</meta:editing-duration>
    <meta:document-statistic meta:table-count="7" meta:image-count="0" meta:object-count="0" meta:page-count="4" meta:paragraph-count="78" meta:word-count="360" meta:character-count="303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